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7341645379537605446"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016649161250950449"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3498876036735316732"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915953811323456928"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2072959711275425942"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8243024604923880873" text:style-name="L6">
        <text:list-item>
          <text:list>
            <text:list-header>
              <text:p text:style-name="P108"><text:span text:style-name="T1">Warm up:</text:span> 0.2 mile jog and rest 2 minutes</text:p>
              <text:p text:style-name="P108"><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6382582259605425603"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5642612018625159111"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41641194" text:continue-list="list6382582259605425603"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10"/>
      <text:p text:style-name="P10"/>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459307641697424161"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text:soft-page-break/>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2T21:41:42.42</dc:date>
    <dc:creator>James Lombardi</dc:creator>
    <meta:editing-duration>P6DT22H3M38S</meta:editing-duration>
    <meta:editing-cycles>592</meta:editing-cycles>
    <meta:generator>OpenOffice/4.1.2$Win32 OpenOffice.org_project/412m3$Build-9782</meta:generator>
    <meta:document-statistic meta:table-count="0" meta:image-count="0" meta:object-count="0" meta:page-count="71" meta:paragraph-count="1962" meta:word-count="21959" meta:character-count="110735"/>
  </office:meta>
</office:document-meta>
</file>